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<text:span text:style-name="T1">Specifikation - Socialt nätverk</text:span> </text:p>
      <text:p text:style-name="Standard"/>
      <text:p text:style-name="Standard">Minsta möjliga funktion</text:p>
      <text:p text:style-name="Standard"/>
      <text:list xml:id="list8808706086047384251" text:style-name="L1">
        <text:list-header>
          <text:p text:style-name="P2">- Att man ska kunna logga in <text:line-break/>- Skapa en användare<text:line-break/>- Få hjälp att återställa lösenordet</text:p>
        </text:list-header>
      </text:list>
      <text:p text:style-name="Standard"><text:tab/>- Skicka meddelande till en användare baserat på användarnamn <text:line-break/><text:tab/>- Slumpa fram en användare att skriva till baserat på stad </text:p>
      <text:p text:style-name="Standard"><text:tab/>- Skapa och uppdatera sin profil</text:p>
      <text:p text:style-name="Standard"/>
      <text:p text:style-name="Standard"><text:span text:style-name="T1">Bygga</text:span> <text:line-break/><text:tab/>- En del för inloggningsprocessen<text:line-break/><text:tab/>- Skapa klasser för User, ev. Meddelande </text:p>
      <text:p text:style-name="Standard"><text:tab/>- Tabeller: Användare, Meddelande,</text:p>
      <text:p text:style-name="Standard"/>
      <text:p text:style-name="Standard"/>
      <text:p text:style-name="Standard"/>
      <text:p text:style-name="Standard"/>
      <text:p text:style-name="Standard"/>
      <text:p text:style-name="Standard"><text:line-break/></text:p>
      <text:p text:style-name="Standard"><text:s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a Wallin</meta:initial-creator>
    <meta:creation-date>2019-07-08T09:29:38.49</meta:creation-date>
    <dc:date>2019-07-08T13:12:27.52</dc:date>
    <dc:creator>Michaela Wallin</dc:creator>
    <meta:editing-duration>PT3H40M3S</meta:editing-duration>
    <meta:editing-cycles>3</meta:editing-cycles>
    <meta:generator>OpenOffice/4.1.6$Win32 OpenOffice.org_project/416m1$Build-9790</meta:generator>
    <meta:document-statistic meta:table-count="0" meta:image-count="0" meta:object-count="0" meta:page-count="1" meta:paragraph-count="9" meta:word-count="68" meta:character-count="421"/>
  </office:meta>
</office:document-meta>
</file>